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 officeooo:rsid="0002b92b" officeooo:paragraph-rsid="0002b92b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4pt" officeooo:rsid="0057759f" officeooo:paragraph-rsid="0057759f" style:font-size-asian="12.25pt" style:font-size-complex="14pt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Ubuntu" fo:font-size="14pt" officeooo:rsid="0054b8db" officeooo:paragraph-rsid="0054b8db" style:font-size-asian="12.25pt" style:font-size-complex="14pt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Ubuntu" fo:font-size="14pt" officeooo:rsid="00588420" officeooo:paragraph-rsid="00588420" style:font-size-asian="12.25pt" style:font-size-complex="14pt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Ubuntu" fo:font-size="14pt" officeooo:rsid="005a77b8" officeooo:paragraph-rsid="005a77b8" style:font-size-asian="12.25pt" style:font-size-complex="14pt"/>
    </style:style>
    <style:style style:name="P4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fo:font-weight="normal" fo:background-color="transparent" loext:char-shading-value="0" style:font-size-asian="14pt"/>
    </style:style>
    <style:style style:name="T26" style:family="text">
      <style:text-properties fo:color="#000000" loext:opacity="100%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  <style:style style:name="T34" style:family="text">
      <style:text-properties officeooo:rsid="0055cb4f"/>
    </style:style>
    <style:style style:name="T35" style:family="text">
      <style:text-properties officeooo:rsid="005e2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andos</text:h>
      <text:p text:style-name="P2">window.alert( <text:s/>) - Faz aparecer um<text:span text:style-name="T1">a janela de</text:span> alerta na pagina</text:p>
      <text:p text:style-name="P3">alert( <text:s/>) - Faz aparecer um<text:span text:style-name="T1">a janela de</text:span> alerta na pagina</text:p>
      <text:p text:style-name="P4">window.confirm( <text:s/>) - Faz aparecer um<text:span text:style-name="T1">a janela</text:span> de confirmação na pagina</text:p>
      <text:p text:style-name="P4">window.prompt( <text:s/>) - <text:span text:style-name="T1">Faz aparecer uma janela</text:span> <text:span text:style-name="T1">de pergunta na pagina</text:span></text:p>
      <text:p text:style-name="P5">typeof - Mostra o tipo primitivo</text:p>
      <text:p text:style-name="P6">var - Variavel</text:p>
      <text:p text:style-name="P7">Number.parseInt( <text:s/>) - Converte para numero inteiro</text:p>
      <text:p text:style-name="P7">Number.parseFloat( <text:s/>) - Converte para numero flutuante</text:p>
      <text:p text:style-name="P8">Number( <text:s/>) - Analisa o numero e <text:span text:style-name="T2">o </text:span>converte para a sua categoria <text:span text:style-name="T2">numerica</text:span></text:p>
      <text:p text:style-name="P9">String( <text:s/>) - Converte para string</text:p>
      <text:p text:style-name="P10">.toString( ) - Converte para string</text:p>
      <text:p text:style-name="P10">.<text:span text:style-name="T3">length - Quantos caracteres a string tem</text:span></text:p>
      <text:p text:style-name="P10">.<text:span text:style-name="T3">toUpperCase( ) - Transforma em letras maiusculas</text:span></text:p>
      <text:p text:style-name="P10">.<text:span text:style-name="T3">toLowerCase( ) - Transforma em letras minusculas</text:span></text:p>
      <text:p text:style-name="P11">document.write( <text:s/>) - Escreve na tela</text:p>
      <text:p text:style-name="P12">.<text:span text:style-name="T4">toFixed( <text:s/>) - Define a quantidade de casas decimais (depois do ponto)</text:span></text:p>
      <text:p text:style-name="P13">.<text:span text:style-name="T4">replace(‘ ‘, ‘ ‘) - Troca uma coisa por outra</text:span></text:p>
      <text:p text:style-name="P14">.<text:span text:style-name="T4">toLocaleString(idioma, { }) - </text:span><text:span text:style-name="T5">Configura como o numero vai ser mostrado</text:span></text:p>
      <text:p text:style-name="P17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40"><text:soft-page-break/>.getElementsByClassName( <text:s/>) - Seleciona todos os elementos que tenham a mesma classe</text:p>
      <text:p text:style-name="P21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2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5"><text:span text:style-name="T10">.</text:span><text:span text:style-name="T6">innerText - Seleciona o </text:span><text:span text:style-name="T9">texto</text:span><text:span text:style-name="T6"> que esta inserido em algo</text:span></text:p>
      <text:p text:style-name="P19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9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6"><text:span text:style-name="T15">.</text:span><text:span text:style-name="T16">innerText </text:span><text:span text:style-name="T17">= ‘ <text:s/>‘ - Substitui o conteudo do elemento</text:span></text:p>
      <text:p text:style-name="P23">on - <text:span text:style-name="T21">Préfixo de ligação de ação</text:span></text:p>
      <text:p text:style-name="P23">click - <text:span text:style-name="T21">Quando clicar</text:span></text:p>
      <text:p text:style-name="P23">mouseover - <text:span text:style-name="T21">Quando o cursor entrar</text:span></text:p>
      <text:p text:style-name="P23">mouseout - <text:span text:style-name="T21">Quando o cursor sair</text:span></text:p>
      <text:p text:style-name="P23">mousemove - <text:span text:style-name="T21">Enquanto o cursor se mover</text:span></text:p>
      <text:p text:style-name="P23">mousedown - <text:span text:style-name="T21">Enquanto clicar e segurar</text:span> </text:p>
      <text:p text:style-name="P23">mouseup - <text:span text:style-name="T21">Quando soltar o clique</text:span></text:p>
      <text:p text:style-name="P24">function - Função</text:p>
      <text:p text:style-name="P20">.<text:span text:style-name="T21">addEventListener(‘ ‘, ) - Presta atenção em um determinado evento</text:span></text:p>
      <text:p text:style-name="P25">if - Se</text:p>
      <text:p text:style-name="P25">else - Se não</text:p>
      <text:p text:style-name="P26">else if - Se não, se</text:p>
      <text:p text:style-name="P27">switch( ) - <text:span text:style-name="T22">Testar</text:span></text:p>
      <text:p text:style-name="P28">case - Caso resulte</text:p>
      <text:p text:style-name="P28"><text:soft-page-break/>default - Padrão</text:p>
      <text:p text:style-name="P27">break - <text:span text:style-name="T22">Encerra</text:span></text:p>
      <text:p text:style-name="P29">onload=” <text:s/>“ - <text:span text:style-name="T23">Faz a function carregar junto do site</text:span></text:p>
      <text:p text:style-name="P29"><text:span text:style-name="T25">.createElement</text:span><text:span text:style-name="T26">( <text:s/>) - Cria uma tag</text:span></text:p>
      <text:p text:style-name="P29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9"><text:span text:style-name="T25">.appendChild</text:span><text:span text:style-name="T26">( <text:s/>) - Adiciona um elemento como filho (embaixo)</text:span></text:p>
      <text:p text:style-name="P20">.<text:span text:style-name="T24">checked - checado</text:span></text:p>
      <text:p text:style-name="P30">do - faça</text:p>
      <text:p text:style-name="P31">while( <text:s/>) - enquanto…</text:p>
      <text:p text:style-name="P32">do… while( <text:s/>) - faça… enquanto</text:p>
      <text:p text:style-name="P33">for( <text:s/>) - </text:p>
      <text:p text:style-name="P34">in - Em</text:p>
      <text:p text:style-name="P20">.<text:span text:style-name="T28">text - Valor do option </text:span><text:span text:style-name="T29">(parte de dentro)</text:span></text:p>
      <text:p text:style-name="P35">[ <text:s/>] - <text:span text:style-name="T30">array (vetor)</text:span></text:p>
      <text:p text:style-name="P36">{ <text:s/>} - Objeto</text:p>
      <text:p text:style-name="P34">.<text:span text:style-name="T31">indexOf( ) - busca algum elemento dentro de um array </text:span><text:span text:style-name="T32">(se o elemento não existir retorna o valor -1)</text:span></text:p>
      <text:p text:style-name="P20">.<text:span text:style-name="T33">push( ) - Adiciona na ultima posição</text:span></text:p>
      <text:p text:style-name="P20">.<text:span text:style-name="T33">length - quantidade de elementos</text:span></text:p>
      <text:p text:style-name="P20">.<text:span text:style-name="T33">sort( ) - coloca os elementos em ordem crescente</text:span></text:p>
      <text:p text:style-name="P37">return - Retorna o resultado de uma função</text:p>
      <text:p text:style-name="P20">! - <text:span text:style-name="T34">Não</text:span></text:p>
      <text:p text:style-name="P38">objeto.indice - mostra um valor único em um objeto</text:p>
      <text:p text:style-name="P39">this - auto-referencia ao objeto</text:p>
      <text:p text:style-name="P20"><text:soft-page-break/>setInterval(função, millisec) - executa alguma função em intervalos de tempo</text:p>
      <text:p text:style-name="P20">.insertAdjacentElement(' ') - Configura em que posição vai adicionar algum elemento e o adiciona</text:p>
      <text:p text:style-name="P20">.style.cssText = ` ` - Possibilita a estilização em formato css no js</text:p>
      <text:p text:style-name="P20">… - <text:s/>operador spread/rest, possibilita passar <text:span text:style-name="T35">parametros</text:span> indefinidos para uma função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10-18T08:56:34.932495456</dc:date>
    <meta:editing-duration>PT20H14M26S</meta:editing-duration>
    <meta:editing-cycles>44</meta:editing-cycles>
    <meta:generator>LibreOffice/7.3.6.2$Linux_X86_64 LibreOffice_project/30$Build-2</meta:generator>
    <meta:document-statistic meta:table-count="0" meta:image-count="0" meta:object-count="0" meta:page-count="4" meta:paragraph-count="71" meta:word-count="545" meta:character-count="3090" meta:non-whitespace-character-count="2588"/>
  </office:meta>
</office:document-meta>
</file>